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urgette" svg:font-family="Courgett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solid" draw:fill-color="#b4a7d6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solid" svg:stroke-width="0.026cm" svg:stroke-color="#351c75" draw:stroke-linejoin="round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b4a7d6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d9d9d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351c75" loext:opacity="100%" style:text-line-through-style="none" style:text-line-through-type="none" style:text-position="0% 100%" style:font-name="Courgette" fo:font-size="28pt" fo:letter-spacing="normal" fo:font-style="normal" style:text-underline-style="none" fo:font-weight="normal" style:font-name-asian="Courgette" style:font-size-asian="28pt" style:font-style-asian="normal" style:font-weight-asian="normal" style:font-name-complex="Courgette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351c75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★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★">
        <style:list-level-properties text:space-before="0.318cm" text:min-label-width="0.952cm"/>
        <style:text-properties style:font-name="Arial" fo:color="#351c7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xml:id="id1" text:id="id1"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xml:id="id2" text:id="id2" text:style-name="P1"><text:span text:style-name="T2">Aluna: Eduarda Mirella Patriarca Monteiro</text:span></text:p>
            <text:p xml:id="id3" text:id="id3" text:style-name="P1"><text:span text:style-name="T2">Turma: 1º ano 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?" draw:style-name="dp3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5" xml:id="id4" draw:id="id4" draw:layer="layout" svg:width="23.667cm" svg:height="1.59cm" svg:x="0.866cm" svg:y="1.236cm" presentation:class="title" presentation:user-transformed="true">
          <draw:text-box>
            <text:p text:style-name="P1"><text:span text:style-name="T3">O que é?</text:span></text:p>
          </draw:text-box>
        </draw:frame>
        <draw:frame draw:name="Google Shape;61;p14" presentation:style-name="pr5" draw:text-style-name="P7" xml:id="id5" draw:id="id5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Plataforma de desenvolvimento colaborativo que possui um sistema de controle de versão</text:span></text:p>
              </text:list-item>
              <text:list-item>
                <text:p text:style-name="P6"><text:span text:style-name="T4">Permite que uma equipe de colaboradores de um projeto organizem e desenvolvam-o em tempo real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;g32cd0c87bb8_0_0:notes" draw:style-name="gr1" draw:layer="layout" svg:width="16.932cm" svg:height="9.524cm" svg:x="1.059cm" svg:y="1.905cm" draw:page-number="2" presentation:class="page"/>
          <draw:frame draw:name="Google Shape;58;g32cd0c87bb8_0_0:notes" presentation:style-name="pr6" draw:text-style-name="P9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8"><text:span text:style-name="T5">O sistema de controle de versões permite que os colaboradores de determinado projeto acompanhem e tenham controle sobre as alterações feitas no código base</text:span></text:p>
                </text:list-item>
                <text:list-item>
                  <text:p text:style-name="P8"><text:span text:style-name="T5">A ferramenta “Projects” do GitHub ajuda na organização do projeto. É possível criar e usar templates de planilhas, quadros, etc. que tenham datas de entrega, etapas do projeto e o status de cada elemento. Além disso, o GitHub funciona também como um currículo, carregando um histórico das coisas feitas por você e seus colegas.</text:span></text:p>
                </text:list-item>
              </text:list>
            </draw:text-box>
          </draw:frame>
        </presentation:notes>
      </draw:page>
      <draw:page draw:name="Git " draw:style-name="dp3" draw:master-page-name="TITLE_5f_AND_5f_BODY" presentation:presentation-page-layout-name="AL2T1">
        <draw:frame draw:name="Google Shape;66;p15" presentation:style-name="pr4" draw:text-style-name="P5" xml:id="id6" draw:id="id6" draw:layer="layout" svg:width="23.667cm" svg:height="1.59cm" svg:x="0.866cm" svg:y="1.236cm" presentation:class="title" presentation:user-transformed="true">
          <draw:text-box>
            <text:p text:style-name="P1"><text:span text:style-name="T3">Git </text:span></text:p>
          </draw:text-box>
        </draw:frame>
        <draw:frame draw:name="Google Shape;67;p15" presentation:style-name="pr5" draw:text-style-name="P7" xml:id="id7" draw:id="id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Linus Torvalds</text:span></text:p>
              </text:list-item>
              <text:list-item>
                <text:p text:style-name="P6"><text:span text:style-name="T4">Ramificações de recurs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3;g32cd0c87bb8_0_5:notes" draw:style-name="gr1" draw:layer="layout" svg:width="16.932cm" svg:height="9.524cm" svg:x="1.059cm" svg:y="1.905cm" draw:page-number="3" presentation:class="page"/>
          <draw:frame draw:name="Google Shape;64;g32cd0c87bb8_0_5:notes" presentation:style-name="pr6" draw:text-style-name="P9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8"><text:span text:style-name="T5">Linus Torvalds, o mesmo criador do Linux, desenvolveu o Git. Ele é justamente o sistema de controle de versão.</text:span></text:p>
                </text:list-item>
                <text:list-item>
                  <text:p text:style-name="P8"><text:span text:style-name="T5">Cada desenvolvedor da equipe pode criar ramificações com repositórios isolados para realizar mudanças nos códigos. Essas ramificações são chamadas de feature branches.</text:span></text:p>
                </text:list-item>
              </text:list>
            </draw:text-box>
          </draw:frame>
        </presentation:notes>
      </draw:page>
      <draw:page draw:name="Definições" draw:style-name="dp3" draw:master-page-name="TITLE_5f_AND_5f_BODY" presentation:presentation-page-layout-name="AL2T1">
        <draw:frame draw:name="Google Shape;72;p16" presentation:style-name="pr4" draw:text-style-name="P5" xml:id="id8" draw:id="id8" draw:layer="layout" svg:width="23.667cm" svg:height="1.59cm" svg:x="0.866cm" svg:y="1.236cm" presentation:class="title" presentation:user-transformed="true">
          <draw:text-box>
            <text:p text:style-name="P1"><text:span text:style-name="T3">Definições</text:span></text:p>
          </draw:text-box>
        </draw:frame>
        <draw:frame draw:name="Google Shape;73;p16" presentation:style-name="pr5" draw:text-style-name="P7" xml:id="id9" draw:id="id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Arquivo README</text:span></text:p>
              </text:list-item>
              <text:list-item>
                <text:p text:style-name="P6"><text:span text:style-name="T4">branch</text:span></text:p>
              </text:list-item>
              <text:list-item>
                <text:p text:style-name="P6"><text:span text:style-name="T4">directory</text:span></text:p>
              </text:list-item>
              <text:list-item>
                <text:p text:style-name="P6"><text:span text:style-name="T4">Efetuar push</text:span></text:p>
              </text:list-item>
              <text:list-item>
                <text:p text:style-name="P6"><text:span text:style-name="T4">reposi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9;g32cd0c87bb8_0_10:notes" draw:style-name="gr1" draw:layer="layout" svg:width="16.932cm" svg:height="9.524cm" svg:x="1.059cm" svg:y="1.905cm" draw:page-number="4" presentation:class="page"/>
          <draw:frame draw:name="Google Shape;70;g32cd0c87bb8_0_10:notes" presentation:style-name="pr6" draw:text-style-name="P9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8"><text:span text:style-name="T5">Arquivo de texto que contém informações sobre os arquivos de um repositório que, normalmente, é o primeiro arquivo que um visitante do repositório verá.</text:span></text:p>
                </text:list-item>
                <text:list-item>
                  <text:p text:style-name="P8"><text:span text:style-name="T5">Um branch é uma versão paralela de um repositório. Está no repositório, mas não afeta a ramificação principal ou primária e permite que você trabalhe à vontade, sem prejudicar a versão "online".</text:span></text:p>
                </text:list-item>
                <text:list-item>
                  <text:p text:style-name="P8"><text:span text:style-name="T5">Uma pasta que contém um ou mais arquivos ou pastas.</text:span></text:p>
                </text:list-item>
                <text:list-item>
                  <text:p text:style-name="P8"><text:span text:style-name="T5">Enviar por push significa enviar as alterações confirmadas para um repositório remoto no GitHub.com.</text:span></text:p>
                </text:list-item>
                <text:list-item>
                  <text:p text:style-name="P8"><text:span text:style-name="T5">É como se fosse uma pasta de projetos. </text:span></text:p>
                </text:list-item>
              </text:list>
            </draw:text-box>
          </draw:frame>
        </presentation:notes>
      </draw:page>
      <draw:page draw:name="Fontes" draw:style-name="dp3" draw:master-page-name="TITLE_5f_AND_5f_BODY" presentation:presentation-page-layout-name="AL2T1">
        <draw:frame draw:name="Google Shape;78;p17" presentation:style-name="pr4" draw:text-style-name="P5" xml:id="id10" draw:id="id10" draw:layer="layout" svg:width="23.667cm" svg:height="1.59cm" svg:x="0.866cm" svg:y="1.236cm" presentation:class="title" presentation:user-transformed="true">
          <draw:text-box>
            <text:p text:style-name="P1"><text:span text:style-name="T3">Fontes</text:span></text:p>
          </draw:text-box>
        </draw:frame>
        <draw:frame draw:name="Google Shape;79;p17" presentation:style-name="pr5" draw:text-style-name="P7" xml:id="id11" draw:id="id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0"><text:span text:style-name="T6"><text:a xlink:href="https://www.hostinger.com.br/tutoriais/o-que-github" xlink:type="simple">https://www.hostinger.com.br/tutoriais/o-que-github</text:a></text:span></text:p>
              </text:list-item>
              <text:list-item>
                <text:p text:style-name="P10"><text:span text:style-name="T6"><text:a xlink:href="https://docs.github.com/pt/get-started/learning-about-github/github-glossary" xlink:type="simple">https://docs.github.com/pt/get-started/learning-about-github/github-glossary</text:a></text:span><text:span text:style-name="T7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5;g32cd0c87bb8_0_15:notes" draw:style-name="gr1" draw:layer="layout" svg:width="16.932cm" svg:height="9.524cm" svg:x="1.059cm" svg:y="1.905cm" draw:page-number="5" presentation:class="page"/>
          <draw:frame draw:name="Google Shape;76;g32cd0c87bb8_0_1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urgette" svg:font-family="Courgett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55215b" draw:end-color="#55308d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5T10:47:56.529190180</dc:date>
    <meta:editing-duration>PT4M30S</meta:editing-duration>
    <meta:editing-cycles>1</meta:editing-cycles>
    <meta:document-statistic meta:object-count="48"/>
  </office:meta>
</office:document-meta>
</file>